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25in"/>
        </style:tab-stops>
      </style:paragraph-properties>
      <style:text-properties officeooo:rsid="001caa63" officeooo:paragraph-rsid="001caa63"/>
    </style:style>
    <style:style style:name="P2" style:family="paragraph" style:parent-style-name="Standard">
      <style:paragraph-properties fo:text-align="center" style:justify-single-word="false">
        <style:tab-stops>
          <style:tab-stop style:position="0.25in"/>
        </style:tab-stops>
      </style:paragraph-properties>
      <style:text-properties fo:font-size="14pt" officeooo:rsid="001caa63" officeooo:paragraph-rsid="001caa63" style:font-size-asian="14pt" style:font-size-complex="14pt"/>
    </style:style>
    <style:style style:name="P3" style:family="paragraph" style:parent-style-name="Standard">
      <style:paragraph-properties fo:text-align="center" style:justify-single-word="false">
        <style:tab-stops>
          <style:tab-stop style:position="0.25in"/>
        </style:tab-stops>
      </style:paragraph-properties>
      <style:text-properties fo:font-size="20pt" officeooo:rsid="001caa63" officeooo:paragraph-rsid="001caa63" style:font-size-asian="20pt" style:font-size-complex="20pt"/>
    </style:style>
    <style:style style:name="P4" style:family="paragraph" style:parent-style-name="Standard">
      <style:paragraph-properties fo:margin-left="0.9846in" fo:margin-right="0in" fo:text-indent="0in" style:auto-text-indent="false">
        <style:tab-stops>
          <style:tab-stop style:position="0.25in"/>
        </style:tab-stops>
      </style:paragraph-properties>
      <style:text-properties officeooo:rsid="001caa63" officeooo:paragraph-rsid="001caa63"/>
    </style:style>
    <style:style style:name="T1" style:family="text">
      <style:text-properties officeooo:rsid="001cdbef"/>
    </style:style>
    <style:style style:name="T2" style:family="text">
      <style:text-properties officeooo:rsid="001dc5e8"/>
    </style:style>
    <style:style style:name="T3" style:family="text">
      <style:text-properties officeooo:rsid="001f94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eaking out against the Church</text:p>
      <text:p text:style-name="P2"><text:span text:style-name="T3">October</text:span> 1<text:span text:style-name="T1">6</text:span>, 2018</text:p>
      <text:p text:style-name="P1"/>
      <text:p text:style-name="P1"><text:tab/>In an interview with Larry King, President Gordon B. Hinckley had some things to say about people who speak out against the church:</text:p>
      <text:p text:style-name="P1"/>
      <text:p text:style-name="P4">LK: Are people ever thrown out of your church?</text:p>
      <text:p text:style-name="P4">GBH: Yes.</text:p>
      <text:p text:style-name="P4">LK: For?</text:p>
      <text:p text:style-name="P4">GBH: Doing what they shouldn't do, preaching false doctrine, speaking out publicly. They can carry all the opinion they wish within their heads, so to speak, but if they begin to try to persuade others, then they may be called in to a disciplinary council. We don't excommunicate many, but we do some. </text:p>
      <text:p text:style-name="P1"/>
      <text:p text:style-name="P1"><text:tab/>So people can have all the thoughts they wish, but they cannot publicly speak out against the church publicly. It’s an interesting thought to be sure. But aren’t we told that we have to watch our thoughts regarding things? That God knows our thoughts and because of this, we will be judged according to those thoughts? <text:span text:style-name="T2">So in reality, we can’t have those thoughts...or shouldn’t rather. It doesn’t matter if a person has thoughts or not. If they are against the church, they are wrong. Isn’t that what we were tau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1:31:13.105114885</meta:creation-date>
    <dc:date>2018-10-16T07:41:53.353003845</dc:date>
    <meta:editing-duration>PT1H50M4S</meta:editing-duration>
    <meta:editing-cycles>4</meta:editing-cycles>
    <meta:generator>LibreOffice/5.1.6.2$Linux_X86_64 LibreOffice_project/10m0$Build-2</meta:generator>
    <meta:document-statistic meta:table-count="0" meta:image-count="0" meta:object-count="0" meta:page-count="1" meta:paragraph-count="8" meta:word-count="188" meta:character-count="1061" meta:non-whitespace-character-count="878"/>
  </office:meta>
</office:document-meta>
</file>